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3be6d" officeooo:paragraph-rsid="001cf1ac"/>
    </style:style>
    <style:style style:name="P2" style:family="paragraph" style:parent-style-name="Text_20_body">
      <style:paragraph-properties fo:margin-left="0cm" fo:margin-right="0cm" fo:margin-top="0cm" fo:margin-bottom="0cm" style:contextual-spacing="false" style:line-height-at-least="0.381cm" fo:text-align="center" style:justify-single-word="false" fo:text-indent="0cm" style:auto-text-indent="false" fo:padding="0cm" fo:border="none"/>
      <style:text-properties fo:font-size="15pt" officeooo:rsid="0013be6d" officeooo:paragraph-rsid="001cf1ac" style:font-size-asian="15pt" style:font-size-complex="15pt"/>
    </style:style>
    <style:style style:name="P3"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size="15pt" officeooo:rsid="0013be6d" officeooo:paragraph-rsid="001cf1ac" style:font-size-asian="15pt" style:font-size-complex="15pt"/>
    </style:style>
    <style:style style:name="P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cf1ac"/>
    </style:style>
    <style:style style:name="P5"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paragraph-rsid="001eb160"/>
    </style:style>
    <style:style style:name="P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54120" officeooo:paragraph-rsid="001cf1ac"/>
    </style:style>
    <style:style style:name="P7"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54120" officeooo:paragraph-rsid="001dfffd"/>
    </style:style>
    <style:style style:name="P8"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6e1f2" officeooo:paragraph-rsid="001cf1ac"/>
    </style:style>
    <style:style style:name="P9"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9b7fd" officeooo:paragraph-rsid="001cf1ac"/>
    </style:style>
    <style:style style:name="P10"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9b7fd" officeooo:paragraph-rsid="001eb160"/>
    </style:style>
    <style:style style:name="P11"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sans-serif" fo:letter-spacing="normal" fo:language="en" fo:country="none" fo:font-style="normal" fo:font-weight="normal" officeooo:rsid="0019b7fd" officeooo:paragraph-rsid="001cf1ac"/>
    </style:style>
    <style:style style:name="P12"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rsid="001df0fa" officeooo:paragraph-rsid="001cf1ac" fo:background-color="transparent" style:font-size-asian="12pt" style:font-size-complex="12pt"/>
    </style:style>
    <style:style style:name="P13"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rsid="001a441f" officeooo:paragraph-rsid="001cf1ac" fo:background-color="transparent" style:font-size-asian="12pt" style:font-size-complex="12pt"/>
    </style:style>
    <style:style style:name="P14"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000000" style:font-name="Times New Roman" fo:font-size="12pt" fo:letter-spacing="normal" fo:font-style="normal" fo:font-weight="normal" officeooo:paragraph-rsid="001cf1ac" fo:background-color="transparent" style:font-size-asian="12pt" style:font-size-complex="12pt"/>
    </style:style>
    <style:style style:name="P15" style:family="paragraph" style:parent-style-name="Text_20_body" style:list-style-name="L1">
      <style:paragraph-properties fo:margin-left="0cm" fo:margin-right="0cm" fo:margin-top="0cm" fo:margin-bottom="0cm" style:contextual-spacing="false" style:line-height-at-least="0.381cm" fo:text-indent="0cm" style:auto-text-indent="false" fo:padding="0cm" fo:border="none"/>
      <style:text-properties fo:font-variant="normal" fo:text-transform="none" fo:color="#666666" style:font-name="Arial1" fo:font-size="6.59999990463257pt" fo:letter-spacing="normal" fo:font-style="normal" fo:font-weight="normal"/>
    </style:style>
    <style:style style:name="P16"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b0c1a" officeooo:paragraph-rsid="001cf1ac"/>
    </style:style>
    <style:style style:name="P17"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officeooo:rsid="001da628" officeooo:paragraph-rsid="001cf1ac"/>
    </style:style>
    <style:style style:name="P18"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officeooo:rsid="001a441f" officeooo:paragraph-rsid="001cf1ac" fo:background-color="transparent"/>
    </style:style>
    <style:style style:name="P19"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style:font-name="Times New Roman" fo:font-size="12pt" officeooo:paragraph-rsid="001cf1ac" style:font-size-asian="12pt" style:font-size-complex="12pt"/>
    </style:style>
    <style:style style:name="P20" style:family="paragraph" style:parent-style-name="Text_20_body">
      <style:paragraph-properties fo:margin-left="0cm" fo:margin-right="0cm" fo:margin-top="0cm" fo:margin-bottom="0cm" style:contextual-spacing="false" style:line-height-at-least="0.381cm" fo:text-indent="0cm" style:auto-text-indent="false" fo:padding="0cm" fo:border="none"/>
      <style:text-properties fo:color="#000000" style:font-name="Times New Roman" fo:font-size="12pt" officeooo:paragraph-rsid="001cf1ac" fo:background-color="transparent" style:font-size-asian="12pt" style:font-size-complex="12pt"/>
    </style:style>
    <style:style style:name="T1" style:family="text">
      <style:text-properties officeooo:rsid="001cf1ac"/>
    </style:style>
    <style:style style:name="T2" style:family="text">
      <style:text-properties fo:color="#000000" style:font-name="Times New Roman" fo:font-size="12pt" fo:background-color="transparent" style:font-size-asian="12pt" style:font-size-complex="12pt"/>
    </style:style>
    <style:style style:name="T3" style:family="text">
      <style:text-properties fo:color="#000000" style:font-name="Times New Roman" fo:font-size="12pt" officeooo:rsid="001df0fa" fo:background-color="transparent" style:font-size-asian="12pt" style:font-size-complex="12pt"/>
    </style:style>
    <style:style style:name="T4" style:family="text">
      <style:text-properties fo:background-color="transparent"/>
    </style:style>
    <style:style style:name="T5" style:family="text">
      <style:text-properties officeooo:rsid="001df0fa" fo:background-color="transparent"/>
    </style:style>
    <style:style style:name="T6" style:family="text">
      <style:text-properties officeooo:rsid="0013be6d"/>
    </style:style>
    <style:style style:name="T7" style:family="text">
      <style:text-properties officeooo:rsid="00154120"/>
    </style:style>
    <style:style style:name="T8" style:family="text">
      <style:text-properties officeooo:rsid="001a441f"/>
    </style:style>
    <style:style style:name="T9" style:family="text">
      <style:text-properties officeooo:rsid="0016e1f2"/>
    </style:style>
    <style:style style:name="T10" style:family="text">
      <style:text-properties officeooo:rsid="0018b51f"/>
    </style:style>
    <style:style style:name="T11" style:family="text">
      <style:text-properties officeooo:rsid="0019b7fd"/>
    </style:style>
    <style:style style:name="T12" style:family="text">
      <style:text-properties fo:font-variant="normal" fo:text-transform="none" fo:color="#000000" style:font-name="sans-serif" fo:letter-spacing="normal" fo:language="en" fo:country="none" fo:font-style="normal" fo:font-weight="normal" officeooo:rsid="0019b7fd"/>
    </style:style>
    <style:style style:name="T13" style:family="text">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1a441f" fo:background-color="transparent" style:font-size-asian="12pt" style:font-size-complex="12pt"/>
    </style:style>
    <style:style style:name="T15" style:family="text">
      <style:text-properties fo:font-variant="normal" fo:text-transform="none" fo:letter-spacing="normal" fo:font-style="normal" fo:font-weight="normal" fo:background-color="transparent"/>
    </style:style>
    <style:style style:name="T16" style:family="text">
      <style:text-properties fo:font-variant="normal" fo:text-transform="none" fo:letter-spacing="normal" fo:font-style="normal" fo:font-weight="bold" fo:background-color="transparent"/>
    </style:style>
    <style:style style:name="T17" style:family="text">
      <style:text-properties fo:font-variant="normal" fo:text-transform="none" fo:letter-spacing="normal" fo:font-style="italic" fo:font-weight="normal" fo:background-color="transparent"/>
    </style:style>
    <style:style style:name="T18" style:family="text">
      <style:text-properties officeooo:rsid="001df0fa"/>
    </style:style>
    <style:style style:name="T19" style:family="text">
      <style:text-properties officeooo:rsid="001b0c1a"/>
    </style:style>
    <style:style style:name="T20" style:family="text">
      <style:text-properties officeooo:rsid="001ca863"/>
    </style:style>
    <style:style style:name="T21" style:family="text">
      <style:text-properties officeooo:rsid="001c1d21"/>
    </style:style>
    <style:style style:name="T22" style:family="text">
      <style:text-properties officeooo:rsid="001e24cc"/>
    </style:style>
    <style:style style:name="T23" style:family="text">
      <style:text-properties officeooo:rsid="001da628"/>
    </style:style>
    <style:style style:name="T24" style:family="text">
      <style:text-properties officeooo:rsid="001dfffd"/>
    </style:style>
    <style:style style:name="T25" style:family="text">
      <style:text-properties officeooo:rsid="001eb16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text:span text:style-name="T1">TOTEUTUS</text:span>DOKUMENTTI</text:p>
      <text:p text:style-name="P2"/>
      <text:p text:style-name="P2"/>
      <text:p text:style-name="P2">Tiedon Tiivistys</text:p>
      <text:p text:style-name="P2">Krista Longi</text:p>
      <text:p text:style-name="P2">013313991</text:p>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Helsingin Yliopisto</text:p>
      <text:p text:style-name="P1">Aineopintojen harjoitustyö: Tietorakenteet ja algoritmit</text:p>
      <text:p text:style-name="P1">Kevät 2013, periodi 4</text:p>
      <text:p text:style-name="P1">Opettaja Kristiina Paloheimo</text:p>
      <text:p text:style-name="P1"/>
      <text:p text:style-name="P1"><text:soft-page-break/>1. Ratkaist<text:span text:style-name="T1">u ongelma</text:span></text:p>
      <text:p text:style-name="P1"/>
      <text:p text:style-name="P4"><text:span text:style-name="T6">Työssä ratkaist</text:span><text:span text:style-name="T1">u</text:span><text:span text:style-name="T6"> ongelma on tiedon tiivistäminen. </text:span><text:span text:style-name="T1">Pakattavan tiedoston koko toteutetuilla algoreitmeillä on keskimäärin <text:s text:c="2"/>% <text:s/>alkuperäisestä koosta. Purkaminen palauttaa tiedon alkuperäiseen muotoonsa.</text:span></text:p>
      <text:p text:style-name="P4"><text:span text:style-name="T7"/></text:p>
      <text:p text:style-name="P7"><text:span text:style-name="T24">2. Ohjelman yleisrakenne</text:span></text:p>
      <text:p text:style-name="P7"><text:span text:style-name="T24"/></text:p>
      <text:p text:style-name="P6">2.<text:span text:style-name="T24">1</text:span> Toteutet<text:span text:style-name="T24">ut</text:span> Algoritmit</text:p>
      <text:p text:style-name="P6"/>
      <text:p text:style-name="P4"><text:span text:style-name="T7">Työssä </text:span><text:span text:style-name="T1">pakkaaminen on toteutettu käyttäen Huffmanin algoritmiä.</text:span></text:p>
      <text:p text:style-name="P6"/>
      <text:p text:style-name="P4"><text:span text:style-name="T7">Huffmanin algoritmi on tehokas tiedon pakkaamiseen, ja yleensä tilansäästöä syntyy 20-90% (Cormen, </text:span><text:span text:style-name="T9">2009). Jokaiselle pakattavan tieodston merkille muodostetaan Huffman koodi, missä merkki esitetään yksikäsitteisellä binääristringillä. Mitä yleisempi merkki on tiedostossa, sitä lyhyempi tämä</text:span><text:span text:style-name="T10">n</text:span><text:span text:style-name="T9"> koodi on. Koodit muodostetaan siten, että mikään koodi ei koskaan ole toisen koodin alkuosa. Näin tiedoston purkaminen alkuperäiseen muotoon on helppoa, sillä pakattua tiedostoa voidaan vain lukea, kunnes tunnistetaan jonkun merkin koodi, ja tämä voidaan kääntää takaisin oikeaksi merkiksi. (Cormen, 2009)</text:span></text:p>
      <text:p text:style-name="P4"><text:span text:style-name="T9"/></text:p>
      <text:p text:style-name="P4"><text:span text:style-name="T1">Toteutetut tietorakenteet</text:span></text:p>
      <text:p text:style-name="P8"/>
      <text:p text:style-name="P4"><text:span text:style-name="T9">Toteutuksessä käytettävät tietorakenteet ovat Huffman puu, </text:span><text:span text:style-name="T11">minimi</text:span><text:span text:style-name="T9">prioriteettijono </text:span><text:span text:style-name="T11">ja jono.</text:span><text:span text:style-name="T9"> </text:span><text:span text:style-name="T10">Prioriteettijono toteutetaan minimikekona</text:span></text:p>
      <text:p text:style-name="P4"><text:span text:style-name="T10"/></text:p>
      <text:p text:style-name="P4"><text:span text:style-name="T1">Minimikeko</text:span></text:p>
      <text:p text:style-name="P4"><text:span text:style-name="T1">”• n alkiota sisältävälle keolle tehdyn heapify-operaation pahimman tapauksen</text:span></text:p>
      <text:p text:style-name="P4"><text:span text:style-name="T1">aikavaativuus on siis O(log n)</text:span></text:p>
      <text:p text:style-name="P4"><text:span text:style-name="T1">• Rekursion takia operaation tilavaativuus on O(log n)” (Floreen, 2011)</text:span></text:p>
      <text:p text:style-name="P6"/>
      <text:p text:style-name="P6"><text:span text:style-name="T1">Huffman puu</text:span></text:p>
      <text:p text:style-name="P9">Huffmanpuu on binääripuu, missä lehdet edustavat pakattavassa tiedostossa olevia merkkejä. Huffmankoodit saadaan puusta kulkemalla juuresta lehteen, ja lisäämällä koodin ”0” kun kuljetaan vasemmalle ja ”1” kuljettaessa oikealle. (Cormen, 2009)</text:p>
      <text:p text:style-name="P9"/>
      <text:p text:style-name="P4"><text:span text:style-name="T11"/></text:p>
      <text:p text:style-name="P9"/>
      <text:p text:style-name="P9"/>
      <text:p text:style-name="P4"/>
      <text:p text:style-name="P9"><text:span text:style-name="T25">3</text:span>. T<text:span text:style-name="T1">oteutuneet aika- ja tilavaativuudet</text:span></text:p>
      <text:p text:style-name="P9"><text:span text:style-name="T1"/></text:p>
      <text:p text:style-name="P10"><text:span text:style-name="T25">4. Aika- ja tilavaativuusvertailu</text:span></text:p>
      <text:p text:style-name="P4"><text:span text:style-name="T23"/></text:p>
      <text:p text:style-name="P5"><text:span text:style-name="T25">5. Työn puutteet</text:span></text:p>
      <text:p text:style-name="P18"/>
      <text:p text:style-name="P12"><text:span text:style-name="T25">6</text:span>. Lähteet</text:p>
      <text:p text:style-name="P13"/>
      <text:p text:style-name="P4"><text:span text:style-name="T14">Floreen</text:span><text:span text:style-name="T13">, 201</text:span><text:span text:style-name="T14">2</text:span><text:span text:style-name="T13">: Tietorakenteet kurssin materiaali, Kevät 2011  Helsingin Yliopisto.</text:span><text:a xlink:type="simple" xlink:href="http://www.cs.helsinki.fi/u/floreen/tira2012/tira.pdf">http://www.cs.helsinki.fi/u/floreen/tira2012/tira.pdf</text:a><text:span text:style-name="T13"> (noudettu </text:span><text:span text:style-name="T14">4</text:span><text:span text:style-name="T13">.</text:span><text:span text:style-name="T14">4</text:span><text:span text:style-name="T13">.2013)</text:span><text:span text:style-name="T2"> </text:span></text:p>
      <text:p text:style-name="P14"/>
      <text:p text:style-name="P19"><text:span text:style-name="T15">T. H. Cormen, C. E. Leiserson, R. L. Rivest, C. Stein: </text:span><text:span text:style-name="T17">Introduction to Algorithms</text:span><text:span text:style-name="T15">,</text:span><text:span text:style-name="T16">3nd ed.</text:span><text:span text:style-name="T15">, MIT Press, 2009. </text:span><text:span text:style-name="T4"> </text:span></text:p>
      <text:p text:style-name="P20"><text:soft-page-break/></text:p>
      <text:p text:style-name="P1"><text:span text:style-name="T3">Wikipedia, Huffman-coding, </text:span><text:a xlink:type="simple" xlink:href="http://en.wikipedia.org/wiki/Huffman_coding"><text:span text:style-name="T5">http://en.wikipedia.org/wiki/Huffman_coding</text:span></text:a><text:span text:style-name="T5"> </text:span><text:span text:style-name="T3"><text:s/>(viitattu 4.4.2013)</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Helvetica, sans-serif"/>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1T11:15:30.13</meta:creation-date>
    <dc:date>2013-04-11T23:01:05.95</dc:date>
    <meta:editing-duration>PT11H38M4S</meta:editing-duration>
    <meta:editing-cycles>3</meta:editing-cycles>
    <meta:generator>LibreOffice/3.6$Windows_x86 LibreOffice_project/58f22d5-270d05a-e2abed1-ea17a85-9b5702</meta:generator>
    <meta:document-statistic meta:table-count="0" meta:image-count="0" meta:object-count="0" meta:page-count="3" meta:paragraph-count="29" meta:word-count="254" meta:character-count="2162" meta:non-whitespace-character-count="2159"/>
  </office:meta>
</office:document-meta>
</file>